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Model OSI</text:span> (Open Systems Interconnection) opublikowany w 1984 roku przez ISO (International Organization for Standarization) jest jednym z powszechnie wykorzystywanych standardów komunikacji między komputerami. Struktura modelu opiera się na wielowarstwowości. Każda warstwa ma zapewniać podzbiór powiązanych ze sobą funkcji. Niższe warstwy wykonują bardziej prymitywne zadania i ukrywają szczegóły działania przed wyższymi.</text:p>
      <text:p text:style-name="P1"><text:tab/>W sytuacji idealnej zakłada się, że warstwy są niezależne i dokonanie zmian w jednej nie wymaga zmian w pozostałych.</text:p>
      <text:p text:style-name="P1"><text:tab/>Główną funkcją modelu jest zdefiniowanie zestawu warstw i ustalenie usługi świadczonej przez każdą z nich. Dodatkowo podział grupuje funkcje zgodnie z ich zastosowaniem i zapewnia <text:s text:c="2"/>liczbę warstw wygodną do zarządzania. Liczbą ustaloną przez ISO jest 7.</text:p>
      <text:p text:style-name="P1"/>
      <text:p text:style-name="P2">Warstwy modelu OSI/ISO:</text:p>
      <text:p text:style-name="P1"><text:span text:style-name="T1">Application</text:span> – ustala interfejs, który daje aplikacji dostęp do środowiska OSI</text:p>
      <text:p text:style-name="P1"><text:span text:style-name="T1">Presentation</text:span> – zapewnia procesowi aplikacji niezależność od różnic w reprezentacji danych. Odpowiada za kodowanie danych wychodzących zgodnie ze specyfikacją OSI oraz odkodowanie przychodzących na potrzeby systemu docelowego.</text:p>
      <text:p text:style-name="P1"><text:span text:style-name="T1">Session –</text:span> zapewnia strukturę kontrolującą komunikację między aplikacjami; ustanawianie połączenia, <text:s/>zarządzanie nim i rozłączanie.</text:p>
      <text:p text:style-name="P2">Transport – <text:span text:style-name="T2">zapewnia niezawodność transferu danych między nadajnikiem i punktem docelowym; kontrola przepływu danych, przywracanie przesyłu (kontrola błędów)</text:span></text:p>
      <text:p text:style-name="P2">Network – <text:span text:style-name="T2">zapewnia wyższym warstwom niezależność od topologii łączących systemy; adresowanie, enkapskulacja, routing, dekapsulacja</text:span></text:p>
      <text:p text:style-name="P1"><text:span text:style-name="T1">Data</text:span> <text:span text:style-name="T1">Link – </text:span><text:span text:style-name="T2">zapewnia niezawodność transferu danych przechodzących przez połączenie fizyczne; synchronizacja, kontrola błędów, kontrola przepływu</text:span></text:p>
      <text:p text:style-name="P2">Physical – <text:span text:style-name="T2">dotyczy transmisji strumienia bitów przez medium fizyczne. Posiada funkcjonalności pozwalające na dostęp do tego medium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3T12:01:13.75</meta:creation-date>
    <meta:generator>OpenOffice.org/3.4.1$Win32 OpenOffice.org_project/341m1$Build-9593</meta:generator>
    <dc:date>2013-10-16T09:21:26.18</dc:date>
    <meta:editing-duration>P1DT19H5M38S</meta:editing-duration>
    <meta:editing-cycles>3</meta:editing-cycles>
    <meta:document-statistic meta:table-count="0" meta:image-count="0" meta:object-count="0" meta:page-count="1" meta:paragraph-count="11" meta:word-count="226" meta:character-count="1811"/>
  </office:meta>
</office:document-meta>
</file>